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, 'MS Mincho'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5.597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47cm" fo:break-before="auto" style:use-optimal-row-height="false"/>
    </style:style>
    <style:style style:name="ro2" style:family="table-row">
      <style:table-row-properties style:row-height="1.842cm" fo:break-before="auto" style:use-optimal-row-height="false"/>
    </style:style>
    <style:style style:name="ro3" style:family="table-row">
      <style:table-row-properties style:row-height="11.495cm" fo:break-before="auto" style:use-optimal-row-height="true"/>
    </style:style>
    <style:style style:name="ro4" style:family="table-row">
      <style:table-row-properties style:row-height="28.116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0pt" fo:language="ru" fo:country="RU" style:language-asian="en" style:country-asian="US" style:language-complex="ar" style:country-complex="SA" style:font-name-asian="TimesNewRomanPSMT" style:font-name-complex="Times New Roman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1" table:number-rows-spanned="2">
            <text:p>Элемент системы </text:p>
            <text:p>Стандартизации</text:p>
          </table:table-cell>
          <table:table-cell table:style-name="ce1" office:value-type="string" calcext:value-type="string" table:number-columns-spanned="3" table:number-rows-spanned="1">
            <text:p>Определения, номера, названия документов и их разделов, содержащих</text:p>
            <text:p>Требования к элементам системы стандартизации</text:p>
          </table:table-cell>
          <table:covered-table-cell table:number-columns-repeated="2" table:style-name="ce1"/>
        </table:table-row>
        <table:table-row table:style-name="ro2">
          <table:covered-table-cell/>
          <table:table-cell table:style-name="ce1" office:value-type="string" calcext:value-type="string">
            <text:p>Федеральный закон </text:p>
            <text:p>«О стандартизации в</text:p>
            <text:p>Российской Федерации<text:span text:style-name="T2">»</text:span></text:p>
          </table:table-cell>
          <table:table-cell table:style-name="ce1" office:value-type="string" calcext:value-type="string">
            <text:p>Стандарты системы</text:p>
            <text:p>«Стандартизация в </text:p>
            <text:p>Российской Федерации<text:span text:style-name="T2">»</text:span></text:p>
          </table:table-cell>
          <table:table-cell table:style-name="ce1" office:value-type="string" calcext:value-type="string">
            <text:p>Стандарты системы</text:p>
            <text:p>«<text:span text:style-name="T2">Межгосударственная</text:span></text:p>
            <text:p><text:span text:style-name="T2">Система стандартизации»</text:span></text:p>
          </table:table-cell>
        </table:table-row>
        <table:table-row table:style-name="ro3">
          <table:table-cell office:value-type="string" calcext:value-type="string">
            <text:p>Цели стандартизации</text:p>
          </table:table-cell>
          <table:table-cell office:value-type="string" calcext:value-type="string">
            <text:p>1) содействие социально-</text:p>
            <text:p>экономическому развитию </text:p>
            <text:p>Российской Федерации;</text:p>
            <text:p/>
            <text:p>2) содействие интеграции</text:p>
            <text:p>Российской Федерации в </text:p>
            <text:p>мировую экономику и </text:p>
            <text:p>международные системы </text:p>
            <text:p>стандартизации в качестве </text:p>
            <text:p>равноправного партнера;</text:p>
            <text:p/>
            <text:p>3) улучшение качества </text:p>
            <text:p>жизни населения страны;</text:p>
            <text:p/>
            <text:p>4) обеспечение обороны </text:p>
            <text:p>страны и безопасности </text:p>
            <text:p>государства;</text:p>
            <text:p/>
            <text:p>5) техническое </text:p>
            <text:p>перевооружение </text:p>
            <text:p>промышленности;</text:p>
            <text:p/>
            <text:p>6) повышение качества </text:p>
            <text:p>продукции, выполнения </text:p>
            <text:p>работ, оказания услуг и </text:p>
            <text:p>повышение </text:p>
            <text:p>конкурентоспособности </text:p>
            <text:p>продукции российского </text:p>
            <text:p>производства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Принципы </text:p>
            <text:p>Стандартизации</text:p>
          </table:table-cell>
          <table:table-cell office:value-type="string" calcext:value-type="string">
            <text:p>1) добровольность </text:p>
            <text:p>применения документов </text:p>
            <text:p>по стандартизации;</text:p>
            <text:p/>
            <text:p>2) обязательность </text:p>
            <text:p>применения документов </text:p>
            <text:p>по стандартизации в </text:p>
            <text:p>отношении объектов </text:p>
            <text:p>стандартизации, </text:p>
            <text:p>предусмотренных статьей </text:p>
            <text:p>6 настоящего Федерального </text:p>
            <text:p>закона, а также включенных </text:p>
            <text:p>в определенный </text:p>
            <text:p>Правительством Российской </text:p>
            <text:p>Федерации перечень </text:p>
            <text:p>документов по </text:p>
            <text:p>стандартизации, обязательное </text:p>
            <text:p>применение которых </text:p>
            <text:p>обеспечивает безопасность </text:p>
            <text:p>дорожного движения при его </text:p>
            <text:p>организации на территории </text:p>
            <text:p>Российской Федерации;</text:p>
            <text:p/>
            <text:p>3) обеспечение комплексности </text:p>
            <text:p>и системности стандартизации, </text:p>
            <text:p>преемственности деятельности </text:p>
            <text:p>в сфере стандартизации;</text:p>
            <text:p/>
            <text:p>4) обеспечение соответствия </text:p>
            <text:p>общих характеристик, правил и </text:p>
            <text:p>общих принципов, </text:p>
            <text:p>устанавливаемых в документах </text:p>
            <text:p>национальной системы </text:p>
            <text:p>стандартизации, современному </text:p>
            <text:p>уровню развития науки, техники </text:p>
            <text:p>и технологий, передовому </text:p>
            <text:p>отечественному и зарубежному </text:p>
            <text:p>опыту;</text:p>
            <text:p/>
            <text:p>5) открытость разработки </text:p>
            <text:p>документов национальной </text:p>
            <text:p>системы стандартизации, </text:p>
            <text:p>обеспечение участия в </text:p>
            <text:p>разработке таких документов </text:p>
            <text:p>всех заинтересованных лиц, </text:p>
            <text:p>достижение консенсуса при </text:p>
            <text:p>разработке национальных </text:p>
            <text:p>стандартов;</text:p>
            <text:p/>
            <text:p>6) установление в документах </text:p>
            <text:p>по стандартизации требований, </text:p>
            <text:p>обеспечивающих возможность </text:p>
            <text:p>контроля за их выполнением;</text:p>
            <text:p/>
            <text:p>7) унификация разработки </text:p>
            <text:p>(ведения), утверждения </text:p>
            <text:p>(актуализации), изменения, </text:p>
            <text:p>отмены, опубликования и </text:p>
            <text:p>применения документов по </text:p>
            <text:p>стандартизации;</text:p>
            <text:p/>
            <text:p>8) соответствие документов </text:p>
            <text:p>по стандартизации действующим на территории Российской Федерации техническим регламентам;</text:p>
            <text:p/>
            <text:p>9) непротиворечивость документов национальной системы стандартизации и сводов правил, отсутствие в них дублирующих положений;</text:p>
            <text:p/>
            <text:p>(п. 9 в ред. Федерального закона от 30.12.2020 N 523-ФЗ)</text:p>
            <text:p/>
            <text:p>(см. текст в предыдущей редакции)</text:p>
            <text:p/>
            <text:p>10) доступность информации о документах по стандартизации с учетом ограничений, установленных нормативными правовыми актами Российской Федерации в области защиты сведений, составляющих государственную тайну или относимых к охраняемой в соответствии с законодательством Российской Федерации иной информации ограниченного доступа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Термины, основные</text:p>
            <text:p>Понятия и определения</text:p>
          </table:table-cell>
          <table:table-cell office:value-type="string" calcext:value-type="string">
            <text:p>1) документ по стандартизации - документ, в котором для добровольного и многократного применения устанавливаются общие характеристики объекта стандартизации, а также правила и общие принципы в отношении объекта стандартизации, за исключением случаев, если обязательность применения документов по стандартизации устанавливается настоящим Федеральным законом;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Национальный орган</text:p>
            <text:p>По стандартизации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Технические комитеты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Порядки разработки,</text:p>
            <text:p><text:span text:style-name="T1">Оформления, согласования,</text:span></text:p>
            <text:p>Утверждения, издания,</text:p>
            <text:p>Внедрения национальных</text:p>
            <text:p>Стандартов</text:p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Виды документов по</text:p>
            <text:p>Стандартизации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, 'MS Mincho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4T18:13:35.651000000</meta:creation-date>
    <dc:date>2022-12-04T18:33:34.243000000</dc:date>
    <meta:editing-duration>PT20M2S</meta:editing-duration>
    <meta:editing-cycles>3</meta:editing-cycles>
    <meta:generator>LibreOffice/7.4.1.2$Windows_X86_64 LibreOffice_project/3c58a8f3a960df8bc8fd77b461821e42c061c5f0</meta:generator>
    <meta:document-statistic meta:table-count="1" meta:cell-count="15" meta:object-count="0"/>
  </office:meta>
</office:document-meta>
</file>